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fo:min-height="0.596cm" fo:min-width="2.2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3.3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1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294cm"/>
    </style:style>
    <style:style style:name="gr5" style:family="graphic" style:parent-style-name="standard">
      <style:graphic-properties svg:stroke-color="#000000" draw:marker-start="Arrow" draw:marker-end="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8" style:family="graphic" style:parent-style-name="standard">
      <style:graphic-properties draw:stroke="dash" draw:stroke-dash="Fine_20_Dashed" svg:stroke-color="#0000ff"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0.828cm" fo:min-width="0.5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2" style:family="graphic" style:parent-style-name="standard">
      <style:graphic-properties svg:stroke-color="#0000ff" draw:marker-start="Arrow" draw:marker-end="" draw:textarea-vertical-align="middle"/>
    </style:style>
    <style:style style:name="gr13" style:family="graphic" style:parent-style-name="objectwithoutfill">
      <style:graphic-properties draw:stroke="dash" draw:stroke-dash="Fine_20_Dashed" svg:stroke-color="#0000ff" draw:marker-start="Arrow" draw:marker-end="" draw:marker-end-width="0.20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2cm"/>
      <style:paragraph-properties style:writing-mode="lr-tb"/>
    </style:style>
    <style:style style:name="P1" style:family="paragraph">
      <loext:graphic-properties draw:fill="solid" draw:fill-color="#00dcff"/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color="#0000ff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0.846cm" svg:x="9.541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785cm" svg:height="0.839cm" svg:x="4.653cm" svg:y="4.344cm">
          <draw:text-box>
            <text:p text:style-name="P2"><text:span text:style-name="T1">proxyfd</text:span><text:span text:style-name="T2"> = evl_create_proxy(</text:span><text:span text:style-name="T3">targetfd</text:span><text:span text:style-name="T2">, </text:span><text:span text:style-name="T3">bufsz</text:span><text:span text:style-name="T2">, </text:span><text:span text:style-name="T3">granularity</text:span><text:span text:style-name="T2">, EVL_CLONE_INPUT, …);</text:span></text:p>
          </draw:text-box>
        </draw:frame>
        <draw:frame draw:style-name="gr3" draw:text-style-name="P3" xml:id="id1" draw:id="id1" draw:layer="layout" svg:width="5.65cm" svg:height="0.772cm" svg:x="1.873cm" svg:y="7.34cm">
          <draw:text-box>
            <text:p text:style-name="P2"><text:span text:style-name="T2">oob_read(</text:span><text:span text:style-name="T1">proxyfd</text:span><text:span text:style-name="T2">, buf, 4);</text:span></text:p>
          </draw:text-box>
        </draw:frame>
        <draw:custom-shape draw:style-name="gr4" draw:text-style-name="P4" xml:id="id2" draw:id="id2" draw:layer="layout" svg:width="2.794cm" svg:height="3.81cm" svg:x="9.525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4.698cm" svg:y1="8.112cm" svg:x2="10.922cm" svg:y2="12.6cm" draw:start-shape="id1" draw:end-shape="id2" draw:end-glue-point="2" svg:d="M4698 8112v4989h6224v-501" svg:viewBox="0 0 6225 4990">
          <text:p/>
        </draw:connector>
        <draw:frame draw:style-name="gr6" draw:text-style-name="P3" draw:layer="layout" svg:width="1.493cm" svg:height="0.725cm" svg:x="10.157cm" svg:y="11.821cm">
          <draw:text-box>
            <text:p><text:span text:style-name="T2">“</text:span><text:span text:style-name="T2">foo!”</text:span></text:p>
          </draw:text-box>
        </draw:frame>
        <draw:frame draw:style-name="gr7" draw:text-style-name="P6" draw:layer="layout" svg:width="1.518cm" svg:height="0.725cm" svg:x="7.564cm" svg:y="10.196cm">
          <draw:text-box>
            <text:p><text:span text:style-name="T3">bufsz</text:span></text:p>
          </draw:text-box>
        </draw:frame>
        <draw:line draw:style-name="gr8" draw:text-style-name="P7" draw:layer="layout" svg:x1="9.107cm" svg:y1="8.697cm" svg:x2="9.107cm" svg:y2="12.728cm">
          <text:p/>
        </draw:line>
        <draw:custom-shape draw:style-name="gr9" draw:text-style-name="P8" xml:id="id3" draw:id="id3" draw:layer="layout" svg:width="1.524cm" svg:height="1.524cm" svg:x="10.149cm" svg:y="6.3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10" draw:layer="layout" svg:width="4.16cm" svg:height="0.725cm" svg:x="11.654cm" svg:y="6.323cm">
          <draw:text-box>
            <text:p text:style-name="P9"><text:span text:style-name="T4">inband worker thread</text:span></text:p>
          </draw:text-box>
        </draw:frame>
        <draw:frame draw:style-name="gr11" draw:text-style-name="P6" draw:layer="layout" svg:width="2.483cm" svg:height="0.725cm" svg:x="12.855cm" svg:y="8.913cm">
          <draw:text-box>
            <text:p><text:span text:style-name="T3">granularity</text:span></text:p>
          </draw:text-box>
        </draw:frame>
        <draw:line draw:style-name="gr8" draw:text-style-name="P7" draw:layer="layout" svg:x1="12.715cm" svg:y1="8.799cm" svg:x2="12.715cm" svg:y2="9.78cm">
          <text:p/>
        </draw:line>
        <draw:connector draw:style-name="gr12" draw:text-style-name="P11" draw:layer="layout" draw:line-skew="2.244cm" svg:x1="10.922cm" svg:y1="8.79cm" svg:x2="11.673cm" svg:y2="7.131cm" draw:start-shape="id2" draw:start-glue-point="0" draw:end-shape="id3" draw:end-glue-point="10" svg:d="M10922 8790v-678h1898v-981h-1147" svg:viewBox="0 0 1899 1660">
          <text:p/>
        </draw:connector>
        <draw:line draw:style-name="gr13" draw:text-style-name="P12" draw:layer="layout" svg:x1="10.906cm" svg:y1="6.207cm" svg:x2="10.906cm" svg:y2="5.191cm">
          <text:p/>
        </draw:line>
        <draw:frame draw:style-name="gr14" draw:text-style-name="P10" draw:layer="layout" svg:width="2.362cm" svg:height="0.725cm" svg:x="12.354cm" svg:y="10.724cm">
          <draw:text-box>
            <text:p text:style-name="P9"><text:span text:style-name="T4">ring buff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19-11-12T15:26:15.066990635</meta:creation-date>
    <dc:date>2020-05-10T11:32:04.166507471</dc:date>
    <dc:creator>Philippe GERUM</dc:creator>
    <meta:editing-duration>PT3H58M7S</meta:editing-duration>
    <meta:editing-cycles>39</meta:editing-cycles>
    <meta:generator>LibreOffice/6.4.3.2$Linux_X86_64 LibreOffice_project/40$Build-2</meta:generator>
    <meta:document-statistic meta:object-count="15"/>
  </office:meta>
</office:document-meta>
</file>